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d760"/>
    </style:style>
    <style:style style:name="P2" style:family="paragraph" style:parent-style-name="Standard">
      <style:text-properties fo:font-variant="normal" fo:text-transform="none" fo:color="#242729" style:font-name="Arial" fo:font-size="9pt" fo:letter-spacing="normal" fo:font-style="normal" fo:font-weight="normal" officeooo:paragraph-rsid="0008d48f"/>
    </style:style>
    <style:style style:name="T1" style:family="text">
      <style:text-properties fo:font-size="7.8000001907348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 text:c="2"/>Tikhonov, Andrey. "Solution of incorrectly formulated problems and the regularization method." Soviet Math. Dokl.. Vol. 5. 1963. </text:p>
      <text:p text:style-name="P2">- <text:s/><text:span text:style-name="T1">Tikhonov, Arsenin 1977 <text:s/>"Solution of Ill-posed Problems"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9:26:21.459667563</meta:creation-date>
    <dc:date>2020-06-10T08:17:28.067534398</dc:date>
    <meta:editing-duration>PT7H43M12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2" meta:word-count="26" meta:character-count="192" meta:non-whitespace-character-count="163"/>
  </office:meta>
</office:document-meta>
</file>